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.40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385cm" fo:min-width="6.4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85cm"/>
      <style:paragraph-properties style:writing-mode="lr-tb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655cm" fo:min-width="8.39cm"/>
      <style:paragraph-properties style:writing-mode="lr-tb"/>
    </style:style>
    <style:style style:name="gr7" style:family="graphic" style:parent-style-name="objectwithoutfill">
      <style:graphic-properties draw:marker-start="Arrow_20_short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0.77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27cm" svg:y1="1.27cm" svg:x2="1.27cm" svg:y2="13.97cm">
          <text:p/>
        </draw:line>
        <draw:line draw:style-name="gr1" draw:text-style-name="P1" draw:layer="layout" svg:x1="23.495cm" svg:y1="1.27cm" svg:x2="23.495cm" svg:y2="13.97cm">
          <text:p/>
        </draw:line>
        <draw:custom-shape draw:style-name="gr2" draw:text-style-name="P3" draw:layer="layout" svg:width="3.175cm" svg:height="0.635cm" svg:x="1.27cm" svg:y="2.54cm">
          <text:p text:style-name="P2"><text:span text:style-name="T1">Maest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495cm" svg:y1="3.175cm" svg:x2="1.27cm" svg:y2="3.175cm">
          <text:p/>
        </draw:line>
        <draw:line draw:style-name="gr1" draw:text-style-name="P1" draw:layer="layout" svg:x1="23.495cm" svg:y1="5.08cm" svg:x2="1.27cm" svg:y2="5.08cm">
          <text:p/>
        </draw:line>
        <draw:custom-shape draw:style-name="gr3" draw:text-style-name="P4" draw:layer="layout" svg:width="1.905cm" svg:height="1.905cm" svg:x="1.27cm" svg:y="3.175cm">
          <text:p text:style-name="P4"><text:span text:style-name="T2">Wake U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0.635cm" svg:x="1.27cm" svg:y="5.715cm">
          <text:p text:style-name="P2"><text:span text:style-name="T1">Application 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13cm" svg:y1="6.35cm" svg:x2="1.905cm" svg:y2="6.35cm">
          <text:p/>
        </draw:line>
        <draw:line draw:style-name="gr1" draw:text-style-name="P1" draw:layer="layout" svg:x1="23.495cm" svg:y1="8.255cm" svg:x2="1.27cm" svg:y2="8.255cm">
          <text:p/>
        </draw:line>
        <draw:custom-shape draw:style-name="gr4" draw:text-style-name="P3" draw:layer="layout" svg:width="6.985cm" svg:height="0.635cm" svg:x="1.27cm" svg:y="9.525cm">
          <text:p text:style-name="P2"><text:span text:style-name="T1">Asynchronous compon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495cm" svg:y1="10.16cm" svg:x2="1.27cm" svg:y2="10.16cm">
          <text:p/>
        </draw:line>
        <draw:line draw:style-name="gr1" draw:text-style-name="P1" draw:layer="layout" svg:x1="23.495cm" svg:y1="12.065cm" svg:x2="1.27cm" svg:y2="12.065cm">
          <text:p/>
        </draw:line>
        <draw:custom-shape draw:style-name="gr5" draw:text-style-name="P4" draw:layer="layout" svg:width="6.35cm" svg:height="1.905cm" svg:x="5.715cm" svg:y="6.35cm">
          <text:p text:style-name="P4"><text:span text:style-name="T2">Execu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89cm" svg:height="1.905cm" svg:x="5.715cm" svg:y="3.175cm">
          <text:p text:style-name="P4"><text:span text:style-name="T2">Application 1 Slo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715cm" svg:y1="6.35cm" svg:x2="5.715cm" svg:y2="5.08cm">
          <text:p/>
        </draw:line>
        <draw:custom-shape draw:style-name="gr2" draw:text-style-name="P3" draw:layer="layout" svg:width="3.175cm" svg:height="0.635cm" svg:x="5.715cm" svg:y="5.08cm">
          <text:p text:style-name="P2"><text:span text:style-name="T3">Unloc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605cm" svg:y1="5.08cm" svg:x2="14.605cm" svg:y2="6.35cm">
          <text:p/>
        </draw:line>
        <draw:custom-shape draw:style-name="gr3" draw:text-style-name="P4" draw:layer="layout" svg:width="1.905cm" svg:height="1.905cm" svg:x="3.175cm" svg:y="10.16cm">
          <text:p text:style-name="P4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0.635cm" svg:x="14.605cm" svg:y="5.08cm">
          <text:p text:style-name="P2"><text:span text:style-name="T3">Unlock &amp; verify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905cm" svg:x="8.255cm" svg:y="10.16cm">
          <text:p text:style-name="P4"><text:span text:style-name="T3">Giv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255cm" svg:y1="10.16cm" svg:x2="8.255cm" svg:y2="8.255cm">
          <text:p/>
        </draw:line>
        <draw:custom-shape draw:style-name="gr2" draw:text-style-name="P3" draw:layer="layout" svg:width="3.175cm" svg:height="0.635cm" svg:x="8.255cm" svg:y="8.255cm">
          <text:p text:style-name="P2"><text:span text:style-name="T3">Unloc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175cm" svg:y1="12.065cm" svg:x2="3.175cm" svg:y2="13.97cm">
          <text:p/>
        </draw:line>
        <draw:custom-shape draw:style-name="gr2" draw:text-style-name="P3" draw:layer="layout" svg:width="3.175cm" svg:height="0.635cm" svg:x="3.175cm" svg:y="12.7cm">
          <text:p text:style-name="P2"><text:span text:style-name="T3">External </text:span><text:span text:style-name="T3">Ev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4" draw:layer="layout" svg:width="4.445cm" svg:height="1.905cm" svg:x="1.905cm" svg:y="11.29cm">
          <text:p text:style-name="P4">OS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1.905cm" svg:y="9.15cm">
          <text:p text:style-name="P4">OS Abstract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6.985cm" svg:y="13.43cm">
          <text:p text:style-name="P4">Hardwa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6.985cm" svg:y="9.15cm">
          <text:p text:style-name="P4">Hardware Abstract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1.905cm" svg:y="7.01cm">
          <text:p text:style-name="P4">Maestro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1.905cm" svg:y="4.87cm">
          <text:p text:style-name="P4">Applicat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45cm" svg:height="1.905cm" svg:x="1.905cm" svg:y="2.74cm">
          <text:p text:style-name="P4">System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715cm" svg:height="3.806cm" svg:x="13.335cm" svg:y="3.175cm">
          <draw:text-box>
            <text:p>Each Application has an Init, which starts a task that wakes up by Maestro signal.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7T13:31:05.576471791</meta:creation-date>
    <meta:generator>LibreOffice/7.3.7.2$Linux_X86_64 LibreOffice_project/30$Build-2</meta:generator>
    <dc:date>2025-05-17T13:46:21.749603811</dc:date>
    <meta:editing-duration>PT15M15S</meta:editing-duration>
    <meta:editing-cycles>5</meta:editing-cycles>
    <meta:document-statistic meta:object-count="57"/>
  </office:meta>
</office:document-meta>
</file>